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B6000001BA83FA9DA7.png"/>
  <manifest:file-entry manifest:media-type="image/png" manifest:full-path="Pictures/100002010000020C000001A209932E6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><draw:frame draw:style-name="fr1" draw:name="images5" text:anchor-type="paragraph" svg:x="8.648cm" svg:y="1.046cm" svg:width="3.805cm" svg:height="3.688cm" draw:z-index="4"><draw:image xlink:href="Pictures/100002010000020C000001A209932E61.png" xlink:type="simple" xlink:show="embed" xlink:actuate="onLoad"/></draw:frame><draw:frame draw:style-name="fr1" draw:name="images4" text:anchor-type="paragraph" svg:x="3.517cm" svg:y="1.27cm" svg:width="3.56cm" svg:height="3.11cm" draw:z-index="0"><draw:image xlink:href="Pictures/100002010000020C000001A209932E61.png" xlink:type="simple" xlink:show="embed" xlink:actuate="onLoad"/></draw:frame><draw:frame draw:style-name="fr1" draw:name="images3" text:anchor-type="paragraph" svg:x="2.092cm" svg:y="1.7cm" svg:width="3.881cm" svg:height="3.323cm" draw:z-index="1"><draw:image xlink:href="Pictures/100002010000020C000001A209932E61.png" xlink:type="simple" xlink:show="embed" xlink:actuate="onLoad"/></draw:frame><draw:frame draw:style-name="fr1" draw:name="images2" text:anchor-type="paragraph" svg:x="1.349cm" svg:y="2.154cm" svg:width="3.817cm" svg:height="3.224cm" draw:z-index="2"><draw:image xlink:href="Pictures/100002010000020C000001A209932E61.png" xlink:type="simple" xlink:show="embed" xlink:actuate="onLoad"/></draw:frame><draw:frame draw:style-name="fr1" draw:name="images1" text:anchor-type="paragraph" svg:x="0.579cm" svg:y="2.489cm" svg:width="3.708cm" svg:height="3.466cm" draw:z-index="3"><draw:image xlink:href="Pictures/100002010000020C000001A209932E61.png" xlink:type="simple" xlink:show="embed" xlink:actuate="onLoad"/></draw:frame><draw:custom-shape text:anchor-type="paragraph" draw:z-index="5" draw:style-name="gr1" draw:text-style-name="P1" svg:width="4.91cm" svg:height="1.237cm" svg:x="5.687cm" svg:y="0.298cm"><text:p/>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><draw:frame text:anchor-type="paragraph" draw:z-index="6" draw:style-name="gr2" svg:width="3.054cm" svg:height="0.976cm" svg:x="9.118cm" svg:y="3.969cm"><draw:text-box><text:p>Incoming data sample</text:p></draw:text-box></draw:frame></text:p>
      <text:p text:style-name="Standard"><text:s text:c="10"/>Existing data samples </text:p>
      <text:p text:style-name="Standard"><draw:frame draw:style-name="fr1" draw:name="images6" text:anchor-type="paragraph" svg:x="0.64cm" svg:y="0.411cm" svg:width="4.106cm" svg:height="4.216cm" draw:z-index="7"><draw:image xlink:href="Pictures/10000201000001B6000001BA83FA9DA7.png" xlink:type="simple" xlink:show="embed" xlink:actuate="onLoad"/></draw:frame> <text:s text:c="90"/></text:p>
      <text:p text:style-name="Standard"><text:s text:c="20"/>alpha=0.001</text:p>
      <text:p text:style-name="Standard"/>
      <text:p text:style-name="Standard"/>
      <text:p text:style-name="Standard"><text:s text:c="2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raham Traore</meta:initial-creator>
    <meta:creation-date>2018-06-14T09:32:34</meta:creation-date>
    <dc:date>2018-06-19T10:45:12</dc:date>
    <dc:creator>Abraham Traore</dc:creator>
    <meta:editing-duration>P4DT21H38M8S</meta:editing-duration>
    <meta:editing-cycles>4</meta:editing-cycles>
    <meta:generator>OpenOffice/4.1.5$Unix OpenOffice.org_project/415m1$Build-9789</meta:generator>
    <meta:document-statistic meta:table-count="0" meta:image-count="6" meta:object-count="0" meta:page-count="1" meta:paragraph-count="5" meta:word-count="4" meta:character-count="176"/>
  </office:meta>
</office:document-meta>
</file>